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7c5b8" officeooo:paragraph-rsid="0007c5b8"/>
    </style:style>
    <style:style style:name="P2" style:family="paragraph" style:parent-style-name="Standard" style:list-style-name="L2">
      <style:text-properties officeooo:rsid="0007c5b8" officeooo:paragraph-rsid="0007c5b8"/>
    </style:style>
    <style:style style:name="P3" style:family="paragraph" style:parent-style-name="Standard" style:list-style-name="L1">
      <style:text-properties style:text-underline-style="solid" style:text-underline-width="auto" style:text-underline-color="font-color" fo:font-weight="bold" officeooo:rsid="0007c5b8" officeooo:paragraph-rsid="0007c5b8" style:font-weight-asian="bold" style:font-weight-complex="bold"/>
    </style:style>
    <style:style style:name="P4" style:family="paragraph" style:parent-style-name="Standard" style:list-style-name="L3">
      <style:text-properties style:text-underline-style="none" fo:font-weight="normal" officeooo:rsid="0007c5b8" officeooo:paragraph-rsid="0007c5b8" style:font-weight-asian="normal" style:font-weight-complex="normal"/>
    </style:style>
    <style:style style:name="P5" style:family="paragraph" style:parent-style-name="Standard" style:list-style-name="L3">
      <style:text-properties style:text-underline-style="none" fo:font-weight="normal" officeooo:rsid="0007c5b8" officeooo:paragraph-rsid="00099e10" style:font-weight-asian="normal" style:font-weight-complex="normal"/>
    </style:style>
    <style:style style:name="P6" style:family="paragraph" style:parent-style-name="Standard" style:list-style-name="L3">
      <style:text-properties style:text-underline-style="none" fo:font-weight="normal" officeooo:rsid="00099e10" officeooo:paragraph-rsid="00099e10" style:font-weight-asian="normal" style:font-weight-complex="normal"/>
    </style:style>
    <style:style style:name="P7" style:family="paragraph" style:parent-style-name="Standard">
      <style:text-properties style:text-underline-style="none" fo:font-weight="normal" officeooo:rsid="00099e10" officeooo:paragraph-rsid="00099e10" style:font-weight-asian="normal" style:font-weight-complex="normal"/>
    </style:style>
    <style:style style:name="P8" style:family="paragraph" style:parent-style-name="Standard" style:list-style-name="L4">
      <style:text-properties style:text-underline-style="none" fo:font-weight="normal" officeooo:rsid="00099e10" officeooo:paragraph-rsid="00099e10" style:font-weight-asian="normal" style:font-weight-complex="normal"/>
    </style:style>
    <style:style style:name="P9" style:family="paragraph" style:parent-style-name="Standard" style:list-style-name="L2">
      <style:text-properties officeooo:paragraph-rsid="0007c5b8"/>
    </style:style>
    <style:style style:name="T1" style:family="text">
      <style:text-properties officeooo:rsid="0007c5b8"/>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officeooo:rsid="00099e1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893960499836856987" text:style-name="L1">
        <text:list-header>
          <text:p text:style-name="P3">Problèmes rencontrés:</text:p>
        </text:list-header>
      </text:list>
      <text:list xml:id="list984967673088821109" text:style-name="L2">
        <text:list-item>
          <text:list>
            <text:list-item>
              <text:list>
                <text:list-item>
                  <text:p text:style-name="P9"><text:span text:style-name="T1">Au niveau de la création du réseau ad-hoc par le robot → Utilisation de la library WiFLy standard et non celle modifiée par Sebastien, qui permet notamment l'affectation d'une adresse IP manuellement une fois le réseau créer.</text:span></text:p>
                  <text:p text:style-name="P2"/>
                </text:list-item>
                <text:list-item>
                  <text:p text:style-name="P2">Conflit entre la Carte WiFly Shield et les <text:span text:style-name="T4">S</text:span>ervos → Dans un premier temps les <text:span text:style-name="T4">S</text:span>ervos étai<text:span text:style-name="T4">en</text:span>t branch<text:span text:style-name="T4">és</text:span> sur les PIN 10 à 13 qui sont utilisés par la carte réseau. Ce qui faisait que les Servos n'étaient pas alimentés correctement, ce qui rendait le comportement de l'Arduino imprévisible et « Aléatoire ». Le problème a été réglé en raccordant les Servos aux pin 2 et 3 et en les alimentant à l'aide des pins d'alimentation 5v fournit par la board. </text:p>
                </text:list-item>
              </text:list>
            </text:list-item>
          </text:list>
        </text:list-item>
      </text:list>
      <text:p text:style-name="P1"/>
      <text:p text:style-name="P1"><text:tab/><text:span text:style-name="T3">Commande de l'Arduino:</text:span></text:p>
      <text:list xml:id="list3403252282421847524" text:style-name="L3">
        <text:list-item>
          <text:p text:style-name="P4">L'Arduino Crée (ou rejoint????) un serveur ad-hoc. Il déploie ensuite un serveur web qui va contenir une simple page web sur laquelle il va recevoir les commandes de déplacements.</text:p>
          <text:p text:style-name="P4"/>
        </text:list-item>
        <text:list-item>
          <text:p text:style-name="P5">La boucle loop<text:span text:style-name="T4">() du programme de l'Arduino a pour rôle de vérifier en continue si un client est connecté, si c'est le cas, elle récupère le contenue de la requête http envoyé par le client et en déduit l'ordre de déplacement à exécuter à l'aide de la commande maneuverControl().</text:span></text:p>
          <text:p text:style-name="P5"/>
        </text:list-item>
        <text:list-item>
          <text:p text:style-name="P6">Les requête http sont envoyées à la page web de l'Arduino depuis l'API java développée en parsant les commandes de déplacements saisies au clavier.</text:p>
        </text:list-item>
      </text:list>
      <text:p text:style-name="P7"/>
      <text:p text:style-name="P7"><text:tab/><text:span text:style-name="T3">To Do – Partie Arduino</text:span></text:p>
      <text:list xml:id="list4485738772348254592" text:style-name="L4">
        <text:list-item>
          <text:p text:style-name="P8">Schémas/photos des branchement de l'Arduino.</text:p>
        </text:list-item>
        <text:list-item>
          <text:p text:style-name="P8">Schéma séquentielle du déroulement d'une connexion au serveur web de l'Arduino et d'envoi des commandes de contrôles.</text:p>
          <text:p text:style-name="P8"/>
        </text:list-item>
      </text:list>
      <text:p text:style-name="P7"><text:tab/><text:span text:style-name="T3">To Do - Général</text:span> </text:p>
      <text:list xml:id="list120927325166882" text:continue-numbering="true" text:style-name="L4">
        <text:list-item>
          <text:p text:style-name="P8">Schéma global de l'architecture de l'API java <text:s/>et comment elle intègre le programme Arduino.</text:p>
        </text:list-item>
        <text:list-item>
          <text:p text:style-name="P8">Schéma des différents liens de connexions en détaillant les types de connexions et comment elles sont implémenté dans l'API.</text:p>
        </text:list-item>
        <text:list-item>
          <text:p text:style-name="P8">Résultats obtenues / Ce qu'il restent à faire / Amélioration possi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2T11:39:03.362029808</meta:creation-date>
    <dc:date>2015-01-12T12:09:26.087286024</dc:date>
    <meta:editing-duration>PT15M2S</meta:editing-duration>
    <meta:editing-cycles>1</meta:editing-cycles>
    <meta:document-statistic meta:table-count="0" meta:image-count="0" meta:object-count="0" meta:page-count="1" meta:paragraph-count="18" meta:word-count="313" meta:character-count="1820" meta:non-whitespace-character-count="1528"/>
    <meta:generator>LibreOffice/4.3.3.2$Linux_X86_64 LibreOffice_project/430m0$Build-2</meta:generator>
  </office:meta>
</office:document-meta>
</file>